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af46" draw:textarea-horizontal-align="justify" draw:textarea-vertical-align="middle" draw:auto-grow-height="false" fo:min-height="1.972cm" fo:min-width="5.533cm"/>
      <style:paragraph-properties style:writing-mode="lr-tb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1.972cm" fo:min-width="2.04cm"/>
      <style:paragraph-properties style:writing-mode="lr-tb"/>
    </style:style>
    <style:style style:name="gr3" style:family="graphic" style:parent-style-name="standard">
      <style:graphic-properties draw:fill-color="#3faf46" draw:textarea-horizontal-align="justify" draw:textarea-vertical-align="middle" draw:auto-grow-height="false" fo:min-height="1.322cm" fo:min-width="2.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22cm" fo:min-width="2.42cm"/>
      <style:paragraph-properties style:writing-mode="lr-tb"/>
    </style:style>
    <style:style style:name="gr5" style:family="graphic" style:parent-style-name="objectwithoutfill">
      <style:graphic-properties svg:stroke-width="0.035cm" svg:stroke-color="#3faf46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faf46" draw:marker-start="Arrowheads_20_2" draw:marker-start-width="0.352cm" draw:marker-end="Arrowheads_20_3" draw:marker-end-width="0.3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3faf46" draw:marker-start="Arrowheads_20_4" draw:marker-start-width="0.352cm" draw:marker-end="Arrowheads_20_5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9" style:family="graphic" style:parent-style-name="standard">
      <style:graphic-properties svg:stroke-width="0.035cm" draw:marker-start="Arrowheads_20_9" draw:marker-start-width="0.352cm" draw:marker-end="Arrowheads_20_10" draw:marker-end-width="0.3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="Arrowheads_20_11" draw:marker-start-width="0.352cm" draw:marker-end="Arrowheads_20_12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="Arrowheads_20_13" draw:marker-start-width="0.352cm" draw:marker-end="Arrowheads_20_14" draw:marker-end-width="0.3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draw:fill-color="#3faf46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31cm"/>
      <style:paragraph-properties style:writing-mode="lr-tb"/>
    </style:style>
    <style:style style:name="gr16" style:family="graphic" style:parent-style-name="objectwithoutfill">
      <style:graphic-properties svg:stroke-width="0.035cm" draw:marker-start-width="0.252cm" draw:marker-end="Arrowheads_20_16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faf46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3faf46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3cm" svg:height="2.222cm" svg:x="9.572cm" svg:y="2.90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222cm" svg:x="6.08cm" svg:y="2.905cm">
          <text:p text:style-name="P1">MM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28cm" svg:height="2.222cm" svg:x="6.08cm" svg:y="6.397cm">
          <text:p text:style-name="P3"><text:span text:style-name="T1">PA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128cm" svg:height="2.222cm" svg:x="11.16cm" svg:y="6.398cm">
          <text:p text:style-name="P3"><text:span text:style-name="T1">VM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128cm" svg:height="2.222cm" svg:x="6.079cm" svg:y="9.572cm">
          <text:p text:style-name="P3"><text:span text:style-name="T1">PM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16cm" svg:y1="7.667cm" svg:x2="10.208cm" svg:y2="7.667cm">
          <text:p/>
        </draw:line>
        <draw:line draw:style-name="gr6" draw:text-style-name="P6" draw:layer="layout" svg:x1="8.62cm" svg:y1="3.857cm" svg:x2="9.572cm" svg:y2="3.857cm">
          <text:p/>
        </draw:line>
        <draw:line draw:style-name="gr7" draw:text-style-name="P6" draw:layer="layout" svg:x1="7.667cm" svg:y1="6.397cm" svg:x2="7.667cm" svg:y2="5.127cm">
          <text:p/>
        </draw:line>
        <draw:custom-shape draw:style-name="gr8" draw:text-style-name="P7" draw:layer="layout" svg:width="3.492cm" svg:height="1.905cm" svg:x="11.478cm" svg:y="9.89cm">
          <text:p text:style-name="P7"><text:span text:style-name="T2">KERNE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207cm" svg:y1="10.525cm" svg:x2="11.477cm" svg:y2="10.525cm">
          <text:p/>
        </draw:line>
        <draw:line draw:style-name="gr10" draw:text-style-name="P6" draw:layer="layout" svg:x1="13.382cm" svg:y1="8.62cm" svg:x2="13.382cm" svg:y2="9.89cm">
          <text:p/>
        </draw:line>
        <draw:line draw:style-name="gr11" draw:text-style-name="P6" draw:layer="layout" svg:x1="11.795cm" svg:y1="8.302cm" svg:x2="9.572cm" svg:y2="9.89cm">
          <text:p/>
        </draw:line>
        <draw:custom-shape draw:style-name="gr12" draw:text-style-name="P6" draw:layer="layout" svg:width="0.635cm" svg:height="0.635cm" svg:x="7.985cm" svg:y="12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635cm" svg:height="0.635cm" svg:x="7.985cm" svg:y="13.154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9cm" svg:height="0.725cm" svg:x="8.62cm" svg:y="13.064cm">
          <draw:text-box>
            <text:p><text:span text:style-name="T1">Architecture dependent</text:span></text:p>
          </draw:text-box>
        </draw:frame>
        <draw:frame draw:style-name="gr15" draw:text-style-name="P9" draw:layer="layout" svg:width="5.231cm" svg:height="0.725cm" svg:x="8.62cm" svg:y="12.112cm">
          <draw:text-box>
            <text:p><text:span text:style-name="T1">Architecture independent</text:span></text:p>
          </draw:text-box>
        </draw:frame>
        <draw:line draw:style-name="gr16" draw:text-style-name="P5" draw:layer="layout" svg:x1="7.985cm" svg:y1="8.62cm" svg:x2="7.985cm" svg:y2="9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1T23:15:54.618831496</meta:creation-date>
    <dc:date>2022-05-24T22:55:35.304214298</dc:date>
    <meta:editing-duration>PT13M26S</meta:editing-duration>
    <meta:editing-cycles>4</meta:editing-cycles>
    <meta:generator>LibreOffice/7.2.3.2$Linux_X86_64 LibreOffice_project/20$Build-2</meta:generator>
    <meta:document-statistic meta:object-count="17"/>
  </office:meta>
</office:document-meta>
</file>